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Call.processArgs( Object [ ]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GenericCall.setOperationName( QName 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.setOperationStyle( WsdlOperation . SOAPBindingStyle style , WsdlOperation . SOAPParameterStyle parameterStyle , WsdlOperation . SOAPBindingUse u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enericCall.setCallParameters(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ericCall.setOneWay( boolean isOneW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.registerType( Class typeClass , QName xmlName , WsdlOperation . SOAPBindingStyle style , WsdlOperation . SOAPBindingUse 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Call.setHolderValues( Object [ ] ar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GenericCall.setCallParameter( WsdlOpParameter opParam , Class javaType , Type generic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ericCall.setSOAPAction( String actionURI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Call.setFaul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Call.configure( WsdlOperation op , Method method , QName 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Call.setCallReturnType( Class return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Call.setReturnType( Class returnType , QName xml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ll.invoke(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Call.setUserDefinedProperties( QName wsdlPort , String serviceEndpoint , String username ,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